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578F33E706D5AD5F2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09cm" svg:height="6.77cm" svg:x="0.365cm" svg:y="0.238cm">
          <draw:image xlink:href="Pictures/1000000000000BB800000578F33E706D5AD5F23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08:00:53.464222515</meta:creation-date>
    <dc:date>2021-05-20T08:02:34.446131481</dc:date>
    <meta:editing-duration>PT1M41S</meta:editing-duration>
    <meta:editing-cycles>2</meta:editing-cycles>
    <meta:generator>LibreOffice/6.4.7.2$Linux_X86_64 LibreOffice_project/40$Build-2</meta:generator>
    <meta:document-statistic meta:object-count="1"/>
  </office:meta>
</office:document-meta>
</file>